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2.7374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antander Bank</text:p>
          </table:table-cell>
          <table:table-cell office:value-type="string" calcext:value-type="string">
            <text:p>CCAR Sr. Quant Risk Analy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BlackRock </text:p>
          </table:table-cell>
          <table:table-cell office:value-type="string" calcext:value-type="string">
            <text:p>Fixed Income Fundamental Technology Lead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Quant Develop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TransReach</text:p>
          </table:table-cell>
          <table:table-cell office:value-type="string" calcext:value-type="string">
            <text:p>Quantitative Analyst</text:p>
          </table:table-cell>
          <table:table-cell/>
          <table:table-cell office:value-type="string" calcext:value-type="string">
            <text:p>pass:Sword_2018</text:p>
          </table:table-cell>
          <table:table-cell table:number-columns-repeated="1019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Huxley Financial, Banking and Technology</text:p>
          </table:table-cell>
          <table:table-cell office:value-type="string" calcext:value-type="string">
            <text:p>Python Quant Develop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Huxley Financial, Banking and Technology </text:p>
          </table:table-cell>
          <table:table-cell office:value-type="string" calcext:value-type="string">
            <text:p>Front Office Rates Software Develop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Ernst &amp; Young LLP (E&amp;Y) </text:p>
          </table:table-cell>
          <table:table-cell office:value-type="string" calcext:value-type="string">
            <text:p>Machine Learning Engine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Asset Inventories, Inc. - New York, NY</text:p>
          </table:table-cell>
          <table:table-cell table:style-name="ce2" office:value-type="string" calcext:value-type="string">
            <text:p><text:a xlink:href="https://www.indeed.com/pagead/clk?mo=r&amp;ad=-6NYlbfkN0Dg1PXRVsEYTLQ3LoznZ18-3yKIkD2vTai76bYwQ_bmGIN6hMlf9SlvfwovziaQIKIDEs2Wa0Y7OjjAccRxA1oqGU0KpTU1cIRsQ2Xwo5-bD2HjFZ7Jjz00IGmW0-MQPrql8blHOwyEQvWEtNvnCQm3SUUH38Nt_1ZppYadGXlp2lq_B7DN1dD1mgF2-_EWypDmow9aKbPmziJc0jhd8Zq2udxk8jOaZWkpqA0Gdiy5sQyGDafpIi4yYhbKnl_SJEyCkerEZwU4P_ysjkXvmiyhJDWCQ2NP_Ybks82jpD0tux2odIEE3nBumORujLCuWQGpuBvf2D8X_WhK55uYtoRU-2MCin6ZE1SN5xJOYdurrLq83IYPhQXGfMjdYVuvdPa7kxPv4CPB4C8CLtppHWRuD-64pQzAZ9ymsO51NBikbM3SWKu0RlF5Q62zpstmiOK-QGOMRwKb0flsTAra7ohX&amp;p=1&amp;sk=&amp;fvj=1&amp;tk=1c19jvthe1bs337t&amp;jsa=8910" xlink:type="simple">Fidessa DevOps Engineer/Analyst - Senior</text:a>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Clearpool Group</text:p>
          </table:table-cell>
          <table:table-cell table:style-name="ce2" office:value-type="string" calcext:value-type="string">
            <text:p>Quantitative Developer/Analyst 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Akuna Capital</text:p>
          </table:table-cell>
          <table:table-cell office:value-type="string" calcext:value-type="string">
            <text:p>Quantitative Developer- Quant Trading &amp; Research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Pit.AI Technologies Inc.</text:p>
          </table:table-cell>
          <table:table-cell office:value-type="string" calcext:value-type="string">
            <text:p>Machine Learning Scienti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WorldQuant, LLC</text:p>
          </table:table-cell>
          <table:table-cell office:value-type="string" calcext:value-type="string">
            <text:p>Execution Quan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JPMorgan Chase</text:p>
          </table:table-cell>
          <table:table-cell table:style-name="ce2" office:value-type="string" calcext:value-type="string">
            <text:p>FX Python Engine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ce2" office:value-type="string" calcext:value-type="string">
            <text:p><text:a xlink:href="https://www.indeed.com/cmp/Bfs-Capital" xlink:type="simple">BFS Capital</text:a> </text:p>
          </table:table-cell>
          <table:table-cell table:style-name="ce2" office:value-type="string" calcext:value-type="string">
            <text:p>Quantitative Analy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usquehanna International Group </text:p>
          </table:table-cell>
          <table:table-cell office:value-type="string" calcext:value-type="string">
            <text:p>Software Engineer – C++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WorldQuant, LLC. - New York, NY</text:p>
          </table:table-cell>
          <table:table-cell office:value-type="string" calcext:value-type="string">
            <text:p>Global Macro Quant Research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antander Bank </text:p>
          </table:table-cell>
          <table:table-cell office:value-type="string" calcext:value-type="string">
            <text:p>CCAR Sr. Quant Risk Analy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ociété Générale</text:p>
          </table:table-cell>
          <table:table-cell office:value-type="string" calcext:value-type="string">
            <text:p>Junior Algo Developer – C#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Avani Tech Solutions</text:p>
          </table:table-cell>
          <table:table-cell office:value-type="string" calcext:value-type="string">
            <text:p>Sr. Quant Python Develop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RiverPoint</text:p>
          </table:table-cell>
          <table:table-cell office:value-type="string" calcext:value-type="string">
            <text:p>Quantitative Developer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22:17:41.005147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6:27:48.645757834</meta:creation-date>
    <meta:generator>LibreOffice/4.2.8.2$Linux_X86_64 LibreOffice_project/420m0$Build-2</meta:generator>
    <dc:date>2018-01-12T22:18:39.334249003</dc:date>
    <meta:editing-duration>PT2H21M53S</meta:editing-duration>
    <meta:editing-cycles>10</meta:editing-cycles>
    <meta:document-statistic meta:table-count="1" meta:cell-count="66" meta:object-count="0"/>
  </office:meta>
</office:document-meta>
</file>